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7"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3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2"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3"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4"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5"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7"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8"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9"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50"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5"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6"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7"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8"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9"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60"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3"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4"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5"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6"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7"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8"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9"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70"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1"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2"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3"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fo:font-weight="normal" style:font-weight-asian="normal" style:font-weight-complex="normal"/>
    </style:style>
    <style:style style:name="T19" style:family="text">
      <style:text-properties fo:font-weight="normal" officeooo:rsid="001cd27a" style:font-weight-asian="normal" style:font-weight-complex="normal"/>
    </style:style>
    <style:style style:name="T20" style:family="text">
      <style:text-properties officeooo:rsid="001fc755"/>
    </style:style>
    <style:style style:name="T21" style:family="text">
      <style:text-properties officeooo:rsid="0020d5fd"/>
    </style:style>
    <style:style style:name="T22" style:family="text">
      <style:text-properties officeooo:rsid="00217a22"/>
    </style:style>
    <style:style style:name="T23" style:family="text">
      <style:text-properties officeooo:rsid="0025b23f"/>
    </style:style>
    <style:style style:name="T24" style:family="text">
      <style:text-properties officeooo:rsid="00275caa"/>
    </style:style>
    <style:style style:name="T25" style:family="text">
      <style:text-properties officeooo:rsid="002ad42b"/>
    </style:style>
    <style:style style:name="T26" style:family="text">
      <style:text-properties officeooo:rsid="002c2fa7"/>
    </style:style>
    <style:style style:name="T27" style:family="text">
      <style:text-properties officeooo:rsid="0031adf2"/>
    </style:style>
    <style:style style:name="T28" style:family="text">
      <style:text-properties officeooo:rsid="003275a5"/>
    </style:style>
    <style:style style:name="T29" style:family="text">
      <style:text-properties officeooo:rsid="00334d52"/>
    </style:style>
    <style:style style:name="T30" style:family="text">
      <style:text-properties officeooo:rsid="003434fa"/>
    </style:style>
    <style:style style:name="T31" style:family="text">
      <style:text-properties officeooo:rsid="0037e2d5"/>
    </style:style>
    <style:style style:name="T32" style:family="text">
      <style:text-properties officeooo:rsid="003d11b7"/>
    </style:style>
    <style:style style:name="T33" style:family="text">
      <style:text-properties officeooo:rsid="00422826"/>
    </style:style>
    <style:style style:name="T34" style:family="text">
      <style:text-properties officeooo:rsid="004707f5"/>
    </style:style>
    <style:style style:name="T35" style:family="text">
      <style:text-properties officeooo:rsid="00495f54"/>
    </style:style>
    <style:style style:name="T36" style:family="text">
      <style:text-properties officeooo:rsid="004c3222"/>
    </style:style>
    <style:style style:name="T37" style:family="text">
      <style:text-properties officeooo:rsid="004e2236"/>
    </style:style>
    <style:style style:name="T38" style:family="text">
      <style:text-properties officeooo:rsid="00501108"/>
    </style:style>
    <style:style style:name="T39" style:family="text">
      <style:text-properties officeooo:rsid="00566fb1"/>
    </style:style>
    <style:style style:name="T40" style:family="text">
      <style:text-properties officeooo:rsid="005a704a"/>
    </style:style>
    <style:style style:name="T41" style:family="text">
      <style:text-properties officeooo:rsid="0061ccc1"/>
    </style:style>
    <style:style style:name="T42" style:family="text">
      <style:text-properties officeooo:rsid="0062cd66"/>
    </style:style>
    <style:style style:name="T43" style:family="text">
      <style:text-properties officeooo:rsid="0067fe67"/>
    </style:style>
    <style:style style:name="T44" style:family="text">
      <style:text-properties officeooo:rsid="0070e10a"/>
    </style:style>
    <style:style style:name="T45" style:family="text">
      <style:text-properties officeooo:rsid="0071bd4d"/>
    </style:style>
    <style:style style:name="T46" style:family="text">
      <style:text-properties officeooo:rsid="0071eccf"/>
    </style:style>
    <style:style style:name="T47" style:family="text">
      <style:text-properties style:text-position="super 58%"/>
    </style:style>
    <style:style style:name="T48" style:family="text">
      <style:text-properties style:text-position="super 58%" fo:font-style="italic" officeooo:rsid="0025b23f" style:font-style-asian="italic" style:font-style-complex="italic"/>
    </style:style>
    <style:style style:name="T49" style:family="text">
      <style:text-properties officeooo:rsid="007a6e4a"/>
    </style:style>
    <style:style style:name="T50" style:family="text">
      <style:text-properties officeooo:rsid="007c40f3"/>
    </style:style>
    <style:style style:name="T51" style:family="text">
      <style:text-properties officeooo:rsid="007da45d"/>
    </style:style>
    <style:style style:name="T52" style:family="text">
      <style:text-properties style:text-line-through-style="none" style:text-line-through-type="none" officeooo:rsid="0025b23f"/>
    </style:style>
    <style:style style:name="T53" style:family="text">
      <style:text-properties style:text-line-through-style="none" style:text-line-through-type="none" style:text-position="super 58%" fo:font-style="italic" officeooo:rsid="0080dfce" style:font-style-asian="italic" style:font-style-complex="italic"/>
    </style:style>
    <style:style style:name="T54" style:family="text">
      <style:text-properties style:text-line-through-style="none" style:text-line-through-type="none" fo:font-style="italic" officeooo:rsid="0080dfce" style:font-style-asian="italic" style:font-style-complex="italic"/>
    </style:style>
    <style:style style:name="T55" style:family="text">
      <style:text-properties officeooo:rsid="0085e461"/>
    </style:style>
    <style:style style:name="T56" style:family="text">
      <style:text-properties officeooo:rsid="0086f6ac"/>
    </style:style>
    <style:style style:name="T57" style:family="text">
      <style:text-properties style:text-line-through-style="solid" style:text-line-through-type="single"/>
    </style:style>
    <style:style style:name="T58" style:family="text">
      <style:text-properties style:text-line-through-style="solid" style:text-line-through-type="single" officeooo:rsid="00422826"/>
    </style:style>
    <style:style style:name="T59" style:family="text">
      <style:text-properties style:text-line-through-style="solid" style:text-line-through-type="single" officeooo:rsid="0025b23f"/>
    </style:style>
    <style:style style:name="T60" style:family="text">
      <style:text-properties fo:font-style="italic" officeooo:rsid="0025b23f" style:font-style-asian="italic" style:font-style-complex="italic"/>
    </style:style>
    <style:style style:name="T61" style:family="text">
      <style:text-properties officeooo:rsid="00870281"/>
    </style:style>
    <style:style style:name="T62" style:family="text">
      <style:text-properties officeooo:rsid="008d71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37">KotC </text:span>Card Building Guide</text:p>
      <text:p text:style-name="P33">2<text:span text:style-name="T47">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5">Constructing Abilities</text:p>
      <text:p text:style-name="P2">Abilities are composed of as many as four components:</text:p>
      <text:list xml:id="list6172993652821677113" text:style-name="L1">
        <text:list-item>
          <text:p text:style-name="P35">One activation condition (optional)</text:p>
        </text:list-item>
        <text:list-item>
          <text:p text:style-name="P35">One activation cost (optional)</text:p>
        </text:list-item>
        <text:list-item>
          <text:p text:style-name="P35">One target selection (optional)</text:p>
        </text:list-item>
        <text:list-item>
          <text:p text:style-name="P69">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4">variables</text:span>, indicated as “[x]”, “<text:span text:style-name="T44">[y]”, or “[z]”,</text:span> in them. You are to choose a number for each of these components, replace “[x]”, “<text:span text:style-name="T44">[y]”, or “[z]”</text:span> with the chosen number, and replace any “x”, “<text:span text:style-name="T44">y”, and “z”</text:span> in the component's cost <text:span text:style-name="T32"><text:s/></text:span>with the same <text:span text:style-name="T44">respective</text:span> number<text:span text:style-name="T44">s</text:span>.<text:span text:style-name="T18"> </text:span><text:span text:style-name="T19">Variable amounts must be positive, non-zero integers.</text:span> You should also change any plurals <text:span text:style-name="T44">referring to a variable</text:span> to singular if you choose the number “1” <text:span text:style-name="T44">for that variable</text:span>.</text:p>
      <text:p text:style-name="P3">If you choose to not give any abilities to a creature, use the text, “This card has no abilities.”</text:p>
      <text:p text:style-name="P25">Caveats</text:p>
      <text:p text:style-name="P12">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3"><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3">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6">Resource Cost</text:p>
      <text:p text:style-name="P18"><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7"><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9"><text:span text:style-name="T2">To determine the resource cost of a spell, </text:span><text:span text:style-name="T12">take the spell's ability cost and</text:span><text:span text:style-name="T3"> round up to the next integer. If less than 1, set to 1.</text:span></text:p>
      <text:p text:style-name="P21"><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9"><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20"><text:span text:style-name="T3">O</text:span><text:span text:style-name="T2">r, to put it in mathematical terms (using Python programming syntax):</text:span></text:p>
      <text:list xml:id="list2959836743226407662" text:style-name="L2">
        <text:list-item>
          <text:p text:style-name="P71">total_relief = condition_relief + cost_relief</text:p>
        </text:list-item>
        <text:list-item>
          <text:p text:style-name="P72">ability_cost = <text:span text:style-name="T32">max(1, sum(effect_costs) - total_relief)</text:span></text:p>
        </text:list-item>
        <text:list-item>
          <text:p text:style-name="P73">creature_cost = max(1, math.ceil(<text:span text:style-name="T49">(</text:span>offense + <text:span text:style-name="T34">(</text:span>defense / <text:span text:style-name="T25">5) - caveat_relief)</text:span> + sum(ability_costs)))</text:p>
        </text:list-item>
        <text:list-item>
          <text:p text:style-name="P70">spell_cost = max(1, math.ceil(ability_cost))</text:p>
        </text:list-item>
      </text:list>
      <text:p text:style-name="P24"/>
      <text:p text:style-name="P27">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4">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2"><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6"><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3">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2">Caveats</text:p>
      <text:p text:style-name="P11">Caveats are special conditions of creatures, used to weaken them in certain areas and reduce the resource cost of their power levels.<text:span text:style-name="T20"> </text:span>Of course, caveats can only be given to creatures, not spells.</text:p>
      <text:list xml:id="list5293347830476092281" text:style-name="L3">
        <text:list-item>
          <text:p text:style-name="P61">“<text:span text:style-name="T49">You must p</text:span>ay [x] hitpoints <text:span text:style-name="T49">to summon this creature</text:span>.” (x)</text:p>
        </text:list-item>
        <text:list-item>
          <text:p text:style-name="P37">“<text:span text:style-name="T49">You must e</text:span><text:bookmark-start text:name="__DdeLink__384_9731689942"/><text:span text:style-name="T49">xhaust [x] of your unexhausted creatures in play to summon this creature.</text:span><text:bookmark-end text:name="__DdeLink__384_9731689942"/><text:span text:style-name="T49">” (2x)</text:span></text:p>
        </text:list-item>
        <text:list-item>
          <text:p text:style-name="P37">“<text:span text:style-name="T49">You must e</text:span><text:bookmark-start text:name="__DdeLink__378_9731689941"/><text:span text:style-name="T49">xhaust [x] of your unexhausted cards in play chosen by an opponent of your choice to summon this creature.</text:span><text:bookmark-end text:name="__DdeLink__378_9731689941"/><text:span text:style-name="T49">” (4x)</text:span></text:p>
        </text:list-item>
        <text:list-item>
          <text:p text:style-name="P42">“<text:span text:style-name="T49">You must s</text:span>acrifice [x] cards on the top of your deck <text:span text:style-name="T49">to summon this creature</text:span>.” <text:span text:style-name="T23">(2x)</text:span></text:p>
        </text:list-item>
        <text:list-item>
          <text:p text:style-name="P42">“<text:span text:style-name="T49">You must s</text:span>acrifice [x] random cards in your hand <text:span text:style-name="T49">to summon this creature</text:span>.” <text:span text:style-name="T23">(3x)</text:span></text:p>
        </text:list-item>
        <text:list-item>
          <text:p text:style-name="P37">“<text:span text:style-name="T49">You must s</text:span>acrifice [x] cards in play <text:span text:style-name="T49">to summon this creature</text:span>.” <text:span text:style-name="T23">(4x)</text:span></text:p>
        </text:list-item>
        <text:list-item>
          <text:p text:style-name="P37">“<text:span text:style-name="T49">You must sacrifice [x] cards in play chosen by an opponent of your choice to summon this creature.” (6x)</text:span></text:p>
        </text:list-item>
        <text:list-item>
          <text:p text:style-name="P37">“<text:span text:style-name="T50">This creature cannot attack.” (1)</text:span></text:p>
        </text:list-item>
        <text:list-item>
          <text:p text:style-name="P37">“<text:span text:style-name="T50">This creature cannot defend.” (1)</text:span></text:p>
        </text:list-item>
        <text:list-item>
          <text:p text:style-name="P38">“<text:span text:style-name="T50">This creature cannot attack or defend.” (1.5)</text:span></text:p>
        </text:list-item>
      </text:list>
      <text:p text:style-name="P28">Activatio<text:span text:style-name="T20">n Conditions</text:span></text:p>
      <text:p text:style-name="P1"><text:span text:style-name="T20">Activation conditions</text:span> indicate special conditions under which the spell or ability is to be activated. If a spell or ability has a<text:span text:style-name="T20">n activation condition</text:span>, it may only be activated under that condition. Otherwise, it may only be activated during your own action phase. Only one <text:span text:style-name="T20">activation condition</text:span> can be used per ability.</text:p>
      <text:list xml:id="list3629554397846362715" text:style-name="L4">
        <text:list-item>
          <text:p text:style-name="P64">“Activate in response to an opponent's summon.” <text:span text:style-name="T43">(0)</text:span></text:p>
        </text:list-item>
        <text:list-item>
          <text:p text:style-name="P48">“Activate in response to an opponent's attack.” <text:span text:style-name="T43">(0)</text:span></text:p>
        </text:list-item>
        <text:list-item>
          <text:p text:style-name="P48">“Activate in response to an opponent's card effect.” <text:span text:style-name="T43">(0)</text:span></text:p>
        </text:list-item>
        <text:list-item>
          <text:p text:style-name="P51">“Activate when this in-play card is destroyed.” <text:span text:style-name="T43">(2)</text:span></text:p>
        </text:list-item>
        <text:list-item>
          <text:p text:style-name="P51">“Activate when this card as a resource is destroyed.” <text:span text:style-name="T43">(2)</text:span></text:p>
        </text:list-item>
        <text:list-item>
          <text:p text:style-name="P36">“Activate when this card in your hand is destroyed.” <text:span text:style-name="T43">(2)</text:span></text:p>
        </text:list-item>
        <text:list-item>
          <text:p text:style-name="P36">“Activate when this card in your deck is destroyed.” <text:span text:style-name="T43">(2)</text:span></text:p>
        </text:list-item>
        <text:list-item>
          <text:p text:style-name="P52">“Activate when another of your cards in play is destroyed.” <text:span text:style-name="T43">(1)</text:span></text:p>
        </text:list-item>
        <text:list-item>
          <text:p text:style-name="P52">“Activate when a card in your hand is destroyed.” <text:span text:style-name="T43">(1)</text:span></text:p>
        </text:list-item>
        <text:list-item>
          <text:p text:style-name="P52">“Activate when a card in your deck is destroyed.” <text:span text:style-name="T43">(1)</text:span></text:p>
        </text:list-item>
        <text:list-item>
          <text:p text:style-name="P52">“<text:span text:style-name="T36">Activate when you take damage.” (1)</text:span></text:p>
        </text:list-item>
      </text:list>
      <text:p text:style-name="P29">Activation Costs</text:p>
      <text:p text:style-name="P4">Activation costs serve to reduce the resource cost of an ability by “paying” in other ways. <text:span text:style-name="T35">Only one activation cost can be used per ability.</text:span></text:p>
      <text:list xml:id="list114451009763935" text:continue-list="list5293347830476092281" text:style-name="L3">
        <text:list-item>
          <text:p text:style-name="P63">“<text:span text:style-name="T20">Remove [x] counters from this card.” (2x)</text:span></text:p>
        </text:list-item>
        <text:list-item>
          <text:p text:style-name="P39">“Pay [x] hitpoints.” (x)</text:p>
        </text:list-item>
        <text:list-item>
          <text:p text:style-name="P40">“<text:bookmark-start text:name="__DdeLink__384_973168994"/><text:span text:style-name="T31">Exhaust [x] of your unexhausted creatures in play.</text:span><text:bookmark-end text:name="__DdeLink__384_973168994"/><text:span text:style-name="T31">” (2x)</text:span></text:p>
        </text:list-item>
      </text:list>
      <text:list xml:id="list7757171548565320453" text:style-name="L5">
        <text:list-item>
          <text:list>
            <text:list-item>
              <text:p text:style-name="P58">Revised from: <text:span text:style-name="T20">“</text:span><text:bookmark-start text:name="__DdeLink__384_9731689941"/><text:span text:style-name="T20">Exhaust [x] of your unexhausted cards in play.</text:span><text:bookmark-end text:name="__DdeLink__384_9731689941"/><text:span text:style-name="T20">” </text:span>(2<text:span text:style-name="T47">nd</text:span> Edition)</text:p>
            </text:list-item>
          </text:list>
        </text:list-item>
      </text:list>
      <text:list xml:id="list114449519744665" text:continue-list="list114451009763935" text:style-name="L3">
        <text:list-item>
          <text:p text:style-name="P40">“<text:bookmark-start text:name="__DdeLink__378_973168994"/><text:span text:style-name="T38">Exhaust [x] of your unexhausted creatures in play chosen by an opponent of your choice.</text:span><text:bookmark-end text:name="__DdeLink__378_973168994"/><text:span text:style-name="T38">” (4x)</text:span></text:p>
        </text:list-item>
      </text:list>
      <text:list xml:id="list1012800687695419006" text:style-name="L6">
        <text:list-item>
          <text:list>
            <text:list-item>
              <text:p text:style-name="P59">Revised from: “<text:bookmark-start text:name="__DdeLink__378_9731689944"/><text:span text:style-name="T38">Exhaust [x] of your unexhausted cards in play chosen by an opponent of your choice.</text:span><text:bookmark-end text:name="__DdeLink__378_9731689944"/><text:span text:style-name="T38">” </text:span>(2<text:span text:style-name="T47">nd</text:span> Edition)</text:p>
            </text:list-item>
          </text:list>
        </text:list-item>
      </text:list>
      <text:list xml:id="list114451566022506" text:continue-list="list114449519744665" text:style-name="L3">
        <text:list-item>
          <text:p text:style-name="P44">“Sacrifice [x] cards on the top of your deck.” <text:span text:style-name="T23">(2x)</text:span></text:p>
        </text:list-item>
        <text:list-item>
          <text:p text:style-name="P44">“Sacrifice [x] random cards in your hand.” <text:span text:style-name="T23">(3x)</text:span></text:p>
        </text:list-item>
        <text:list-item>
          <text:p text:style-name="P41">“Sacrifice [x] cards in play.” <text:span text:style-name="T23">(4x)</text:span></text:p>
        </text:list-item>
        <text:list-item>
          <text:p text:style-name="P41">“<text:bookmark-start text:name="__DdeLink__390_973168994"/><text:span text:style-name="T33">Sacrifice [x] cards in play chosen by an opponent of your choice.</text:span><text:bookmark-end text:name="__DdeLink__390_973168994"/><text:span text:style-name="T33">” (6x)</text:span></text:p>
        </text:list-item>
        <text:list-item>
          <text:p text:style-name="P41">“<text:span text:style-name="T62">Destroy [x] cards on the top of your deck.” (x)</text:span></text:p>
        </text:list-item>
        <text:list-item>
          <text:p text:style-name="P41">“<text:span text:style-name="T62">Destroy [x] random cards in your hand.” (3x/2)</text:span></text:p>
        </text:list-item>
        <text:list-item>
          <text:p text:style-name="P41">“<text:span text:style-name="T62">Destroy [x] of your cards in play.” (2x)</text:span></text:p>
        </text:list-item>
        <text:list-item>
          <text:p text:style-name="P41">“<text:span text:style-name="T62">Destroy [x] of your cards in play chosen by an opponent of your choice.” (3x)</text:span></text:p>
        </text:list-item>
        <text:list-item>
          <text:p text:style-name="P41">“<text:span text:style-name="T62">Destroy [x] of your resources.” (2x)</text:span></text:p>
        </text:list-item>
        <text:list-item>
          <text:p text:style-name="P41">“<text:span text:style-name="T62">Destroy [x] of your resources chosen by an opponent of your choice.” (3x)</text:span></text:p>
        </text:list-item>
      </text:list>
      <text:p text:style-name="P30">Target Selections</text:p>
      <text:p text:style-name="P5">Target selections are necessary for some effects to work. They serve to designate what cards an effect is used on. <text:span text:style-name="T35">Only one target selection can be used per ability.</text:span></text:p>
      <text:list xml:id="list6761722807188001184" text:style-name="L7">
        <text:list-item>
          <text:p text:style-name="P67">“Target this card.” <text:span text:style-name="T23">(0.5)</text:span></text:p>
        </text:list-item>
        <text:list-item>
          <text:p text:style-name="P49">“<text:span text:style-name="T21">Target up to [x] cards in play.” (x)</text:span></text:p>
        </text:list-item>
        <text:list-item>
          <text:p text:style-name="P49">“<text:span text:style-name="T44">Target up to [x] cards in play with at least [y] counters.” (x/(y+1))</text:span></text:p>
        </text:list-item>
        <text:list-item>
          <text:p text:style-name="P65">“<text:bookmark-start text:name="__DdeLink__490_1944016114"/><text:span text:style-name="T21">Target up to [x] resources.</text:span><text:bookmark-end text:name="__DdeLink__490_1944016114"/><text:span text:style-name="T21">” (x)</text:span></text:p>
        </text:list-item>
        <text:list-item>
          <text:p text:style-name="P45">“<text:span text:style-name="T31">Target up to [x] exhausted cards in play.” (x/2)</text:span></text:p>
        </text:list-item>
        <text:list-item>
          <text:p text:style-name="P66">“<text:span text:style-name="T21">Target up to [x] cards in play selected by an opponent of your choice.” (x/2)</text:span></text:p>
        </text:list-item>
        <text:list-item>
          <text:p text:style-name="P46">“<text:span text:style-name="T26">Target up to [x] cards in the current chain.” (x/2)</text:span></text:p>
        </text:list-item>
        <text:list-item>
          <text:p text:style-name="P46">“<text:span text:style-name="T29">Target up to [x] cards in your hand.” (x)</text:span></text:p>
        </text:list-item>
        <text:list-item>
          <text:p text:style-name="P47">“Target up to [x] cards in one player's hand randomly.” <text:span text:style-name="T24">(x)</text:span></text:p>
        </text:list-item>
        <text:list-item>
          <text:p text:style-name="P47">“Target up to [x] cards on the top of one player's deck.” <text:span text:style-name="T24">(x)</text:span></text:p>
        </text:list-item>
        <text:list-item>
          <text:p text:style-name="P47">“Target up to [x] cards in <text:span text:style-name="T29">your graveyard</text:span>.” <text:span text:style-name="T24">(x)</text:span></text:p>
        </text:list-item>
        <text:list-item>
          <text:p text:style-name="P47">“<text:span text:style-name="T28">Target up to [x] cards in one player's graveyard randomly.” (x)</text:span></text:p>
        </text:list-item>
      </text:list>
      <text:p text:style-name="P31">Effects</text:p>
      <text:p text:style-name="P6">Effects are the main component of abilities, and at least one is required for any given ability.</text:p>
      <text:list xml:id="list2639531538736245976" text:style-name="L8">
        <text:list-item>
          <text:p text:style-name="P68">“Place <text:span text:style-name="T44">[x]</text:span> counter<text:span text:style-name="T44">s</text:span> <text:span text:style-name="T41">on</text:span> <text:span text:style-name="T33">each</text:span> <text:span text:style-name="T41">target</text:span>.” <text:span text:style-name="T23">(2xt)</text:span></text:p>
        </text:list-item>
        <text:list-item>
          <text:p text:style-name="P53">“<text:span text:style-name="T44">Remove up to [x] counters from each target.” (xt)</text:span></text:p>
        </text:list-item>
        <text:list-item>
          <text:p text:style-name="P53">“<text:span text:style-name="T45">Place [x] offense counters on each target; you can remove an offense counter from a card at any time to increase its offense by 1.” (4xt)</text:span></text:p>
        </text:list-item>
        <text:list-item>
          <text:p text:style-name="P53">“<text:span text:style-name="T45">Place [x] defense counters on each target; you can remove a defense counter from a card at any time to increase its defense by 5.” (4xt)</text:span></text:p>
        </text:list-item>
        <text:list-item>
          <text:p text:style-name="P53">“<text:span text:style-name="T46">Place [x] weakness counters on each target; you can remove a weakness counter from a card at any time to decrease its offense by 1.” (4xt)</text:span></text:p>
        </text:list-item>
        <text:list-item>
          <text:p text:style-name="P53">“<text:span text:style-name="T46">Place [x] damage counters on each target; you can remove a damage counter from a card at any time to roll a six-sided die and inflict damage to it equal to the result.” (4xt)</text:span></text:p>
        </text:list-item>
        <text:list-item>
          <text:p text:style-name="P53">“<text:span text:style-name="T55">Place [x] exhaustion counters on each target; you can remove an exhaustion counter from a card at any time to exhaust it.” (4xt)</text:span></text:p>
        </text:list-item>
        <text:list-item>
          <text:p text:style-name="P53">“See <text:span text:style-name="T41">all</text:span> targets.” <text:span text:style-name="T23">(2t)</text:span></text:p>
        </text:list-item>
        <text:list-item>
          <text:p text:style-name="P54">“<text:span text:style-name="T27">Exhaust</text:span> <text:span text:style-name="T41">all</text:span> targets.” (<text:span text:style-name="T39">2t</text:span>)</text:p>
        </text:list-item>
        <text:list-item>
          <text:p text:style-name="P54">“<text:span text:style-name="T30">Send all targets to the resource zone of their owners (exhausted).” (3t)</text:span></text:p>
        </text:list-item>
        <text:list-item>
          <text:p text:style-name="P50">“<text:span text:style-name="T22">Destroy all targets.” (8t)</text:span></text:p>
        </text:list-item>
        <text:list-item>
          <text:p text:style-name="P55">“Increase targets<text:span text:style-name="T33">'</text:span> offense by <text:span text:style-name="T33">a total of</text:span> [x].” <text:span text:style-name="T23">(x+t)</text:span></text:p>
        </text:list-item>
        <text:list-item>
          <text:p text:style-name="P55">“Increase targets<text:span text:style-name="T33">'</text:span> defense by <text:span text:style-name="T33">a total of</text:span> [x].” <text:span text:style-name="T23">(x/5+t)</text:span></text:p>
        </text:list-item>
        <text:list-item>
          <text:p text:style-name="P55">“<text:bookmark-start text:name="__DdeLink__482_1944016114"/><text:bookmark-start text:name="__DdeLink__697_897024548"/>Decrease targets<text:span text:style-name="T33">'</text:span> offense by <text:span text:style-name="T33">a total of</text:span> [x].<text:bookmark-end text:name="__DdeLink__482_1944016114"/><text:bookmark-end text:name="__DdeLink__697_897024548"/>” <text:span text:style-name="T23">(x+t)</text:span></text:p>
        </text:list-item>
        <text:list-item>
          <text:p text:style-name="P55">“<text:span text:style-name="T56">Roll [x] six-sided dice and inflict the result of each die as damage to one target.</text:span>” <text:span text:style-name="T56">(x+t)</text:span></text:p>
        </text:list-item>
        <text:list-item>
          <text:p text:style-name="P55"><text:span text:style-name="T57">“</text:span><text:bookmark-start text:name="__DdeLink__373_1387822758"/><text:span text:style-name="T57">Inflict </text:span><text:span text:style-name="T58">a total of</text:span><text:span text:style-name="T57"> [x] damage to targets.</text:span><text:bookmark-end text:name="__DdeLink__373_1387822758"/><text:span text:style-name="T57">” </text:span><text:span text:style-name="T59">(x/4+t)</text:span><text:span text:style-name="T23"> </text:span><text:span text:style-name="T60">Redacted (2</text:span><text:span text:style-name="T48">nd</text:span><text:span text:style-name="T60"> Edition)</text:span></text:p>
        </text:list-item>
        <text:list-item>
          <text:p text:style-name="P55">“<text:span text:style-name="T40">Reveal</text:span> <text:span text:style-name="T42">all</text:span> targets<text:span text:style-name="T30">, then summon or cast any number of targets that are not in play</text:span> (paying the usual costs).” <text:span text:style-name="T23">(3t)</text:span></text:p>
        </text:list-item>
        <text:list-item>
          <text:p text:style-name="P55">“<text:span text:style-name="T41">Switch control of each target in-play creature to a different player of your choice until the end of this turn.” (4t)</text:span></text:p>
        </text:list-item>
        <text:list-item>
          <text:p text:style-name="P55">“<text:bookmark-start text:name="__DdeLink__486_1944016114"/>Place <text:span text:style-name="T42">all</text:span> targets on top of owner's deck in any order.<text:bookmark-end text:name="__DdeLink__486_1944016114"/>” <text:span text:style-name="T23">(3t)</text:span></text:p>
        </text:list-item>
        <text:list-item>
          <text:p text:style-name="P56">“Draw [x] cards.” <text:span text:style-name="T23">(4x)</text:span></text:p>
        </text:list-item>
        <text:list-item>
          <text:p text:style-name="P56">“Increase your hitpoints by [x].” <text:span text:style-name="T23">(2x)</text:span></text:p>
        </text:list-item>
        <text:list-item>
          <text:p text:style-name="P56"><text:soft-page-break/>“<text:span text:style-name="T55">Roll [x] six-sided dice and inflict the result as damage to yourself, then roll [x] six-sided dice and inflit the result as damage to any one player.</text:span>” <text:span text:style-name="T55">(2x)</text:span></text:p>
        </text:list-item>
        <text:list-item>
          <text:p text:style-name="P60">“<text:bookmark-start text:name="__DdeLink__395_722314610"/>Inflict [x] damage to any one player.<text:bookmark-end text:name="__DdeLink__395_722314610"/>” <text:span text:style-name="T23">(x/2)</text:span><text:span text:style-name="T52"> </text:span><text:span text:style-name="T54">Redacted (2</text:span><text:span text:style-name="T53">nd</text:span><text:span text:style-name="T54"> Edition)</text:span></text:p>
        </text:list-item>
        <text:list-item>
          <text:p text:style-name="P57">“Negate<text:span text:style-name="T33"> attack of all</text:span> targets.” <text:span text:style-name="T23">(5t)</text:span></text:p>
        </text:list-item>
        <text:list-item>
          <text:p text:style-name="P57">“<text:bookmark-start text:name="__DdeLink__1596_1991979357"/>Negate<text:span text:style-name="T33"> </text:span>activated effect <text:span text:style-name="T33">of all targets</text:span>.<text:bookmark-end text:name="__DdeLink__1596_1991979357"/>” <text:span text:style-name="T23">(5t)</text:span></text:p>
        </text:list-item>
        <text:list-item>
          <text:p text:style-name="P57">“<text:span text:style-name="T56">You may re-roll up to [x] dice in the current chain up to [y] times each.</text:span>” <text:span text:style-name="T56">(xy)</text:span></text:p>
        </text:list-item>
        <text:list-item>
          <text:p text:style-name="P57">“<text:bookmark-start text:name="__DdeLink__2012_1991979357"/><text:span text:style-name="T61">You may re-roll up to [x] dice for the rest of this turn (excluding the current chain) up to [y] times each.</text:span><text:bookmark-end text:name="__DdeLink__2012_1991979357"/><text:span text:style-name="T61">”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0T11:44:49.292603190</dc:date>
    <dc:creator>Julie </dc:creator>
    <meta:editing-duration>P1DT9H53M34S</meta:editing-duration>
    <meta:editing-cycles>88</meta:editing-cycles>
    <meta:generator>LibreOffice/4.2.8.2$Linux_X86_64 LibreOffice_project/420m0$Build-2</meta:generator>
    <meta:document-statistic meta:table-count="0" meta:image-count="0" meta:object-count="0" meta:page-count="9" meta:paragraph-count="125" meta:word-count="2143" meta:character-count="12031" meta:non-whitespace-character-count="10096"/>
  </office:meta>
</office:document-meta>
</file>